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dc8f6" officeooo:paragraph-rsid="001dc8f6"/>
    </style:style>
    <style:style style:name="P2" style:family="paragraph" style:parent-style-name="Text_20_body">
      <style:text-properties officeooo:rsid="001dc8f6" officeooo:paragraph-rsid="001e6e95"/>
    </style:style>
    <style:style style:name="P3" style:family="paragraph" style:parent-style-name="Text_20_body">
      <style:text-properties officeooo:rsid="005084c0" officeooo:paragraph-rsid="005084c0"/>
    </style:style>
    <style:style style:name="P4" style:family="paragraph" style:parent-style-name="Text_20_body">
      <style:text-properties officeooo:rsid="00250e3d" officeooo:paragraph-rsid="004b414e"/>
    </style:style>
    <style:style style:name="P5" style:family="paragraph" style:parent-style-name="Heading_20_1">
      <style:text-properties officeooo:rsid="0091a6d2" officeooo:paragraph-rsid="0091a6d2"/>
    </style:style>
    <style:style style:name="P6" style:family="paragraph" style:parent-style-name="Heading_20_2">
      <style:text-properties officeooo:rsid="001dc8f6" officeooo:paragraph-rsid="001dc8f6"/>
    </style:style>
    <style:style style:name="P7" style:family="paragraph" style:parent-style-name="Heading_20_2">
      <style:text-properties officeooo:paragraph-rsid="00432514"/>
    </style:style>
    <style:style style:name="P8" style:family="paragraph" style:parent-style-name="Heading_20_2">
      <style:text-properties officeooo:rsid="00593620" officeooo:paragraph-rsid="00593620"/>
    </style:style>
    <style:style style:name="P9" style:family="paragraph" style:parent-style-name="Heading_20_3">
      <style:text-properties officeooo:rsid="006bb7c7" officeooo:paragraph-rsid="006bb7c7"/>
    </style:style>
    <style:style style:name="P10" style:family="paragraph" style:parent-style-name="Text_20_body">
      <style:text-properties officeooo:rsid="002db51c" officeooo:paragraph-rsid="004006ad"/>
    </style:style>
    <style:style style:name="P11" style:family="paragraph" style:parent-style-name="Text_20_body">
      <style:text-properties officeooo:rsid="002db51c" officeooo:paragraph-rsid="00834918"/>
    </style:style>
    <style:style style:name="P12" style:family="paragraph" style:parent-style-name="Text_20_body">
      <style:text-properties officeooo:rsid="002db51c" officeooo:paragraph-rsid="0085b434"/>
    </style:style>
    <style:style style:name="P13" style:family="paragraph" style:parent-style-name="Text_20_body">
      <style:text-properties officeooo:paragraph-rsid="008ff5db"/>
    </style:style>
    <style:style style:name="P14" style:family="paragraph" style:parent-style-name="Text_20_body">
      <style:text-properties officeooo:paragraph-rsid="00948f95"/>
    </style:style>
    <style:style style:name="T1" style:family="text">
      <style:text-properties officeooo:rsid="001e6e95"/>
    </style:style>
    <style:style style:name="T2" style:family="text">
      <style:text-properties officeooo:rsid="002eec33"/>
    </style:style>
    <style:style style:name="T3" style:family="text">
      <style:text-properties officeooo:rsid="00300876"/>
    </style:style>
    <style:style style:name="T4" style:family="text">
      <style:text-properties officeooo:rsid="0035ae35"/>
    </style:style>
    <style:style style:name="T5" style:family="text">
      <style:text-properties officeooo:rsid="00379ff3"/>
    </style:style>
    <style:style style:name="T6" style:family="text">
      <style:text-properties officeooo:rsid="0038b86f"/>
    </style:style>
    <style:style style:name="T7" style:family="text">
      <style:text-properties officeooo:rsid="003c268d"/>
    </style:style>
    <style:style style:name="T8" style:family="text">
      <style:text-properties officeooo:rsid="003ede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00876" style:font-weight-asian="bold" style:font-weight-complex="bold"/>
    </style:style>
    <style:style style:name="T11" style:family="text">
      <style:text-properties fo:font-weight="bold" officeooo:rsid="003c268d" style:font-weight-asian="bold" style:font-weight-complex="bold"/>
    </style:style>
    <style:style style:name="T12" style:family="text">
      <style:text-properties fo:font-weight="bold" officeooo:rsid="0042a66f" style:font-weight-asian="bold" style:font-weight-complex="bold"/>
    </style:style>
    <style:style style:name="T13" style:family="text">
      <style:text-properties fo:font-weight="bold" officeooo:rsid="00401950" style:font-weight-asian="bold" style:font-weight-complex="bold"/>
    </style:style>
    <style:style style:name="T14" style:family="text">
      <style:text-properties fo:font-weight="bold" officeooo:rsid="004f6e83" style:font-weight-asian="bold" style:font-weight-complex="bold"/>
    </style:style>
    <style:style style:name="T15" style:family="text">
      <style:text-properties fo:font-weight="bold" officeooo:rsid="005647aa" style:font-weight-asian="bold" style:font-weight-complex="bold"/>
    </style:style>
    <style:style style:name="T16" style:family="text">
      <style:text-properties fo:font-weight="bold" officeooo:rsid="007c3dba" style:font-weight-asian="bold" style:font-weight-complex="bold"/>
    </style:style>
    <style:style style:name="T17" style:family="text">
      <style:text-properties fo:font-weight="bold" officeooo:rsid="00853683" style:font-weight-asian="bold" style:font-weight-complex="bold"/>
    </style:style>
    <style:style style:name="T18" style:family="text">
      <style:text-properties fo:font-weight="bold" officeooo:rsid="0085b434" style:font-weight-asian="bold" style:font-weight-complex="bold"/>
    </style:style>
    <style:style style:name="T19" style:family="text">
      <style:text-properties fo:font-weight="bold" officeooo:rsid="00886a77" style:font-weight-asian="bold" style:font-weight-complex="bold"/>
    </style:style>
    <style:style style:name="T20" style:family="text">
      <style:text-properties fo:font-weight="bold" officeooo:rsid="008951d5" style:font-weight-asian="bold" style:font-weight-complex="bold"/>
    </style:style>
    <style:style style:name="T21" style:family="text">
      <style:text-properties fo:font-weight="bold" officeooo:rsid="008a9e24" style:font-weight-asian="bold" style:font-weight-complex="bold"/>
    </style:style>
    <style:style style:name="T22" style:family="text">
      <style:text-properties fo:font-weight="bold" officeooo:rsid="0099d468" style:font-weight-asian="bold" style:font-weight-complex="bold"/>
    </style:style>
    <style:style style:name="T23" style:family="text">
      <style:text-properties fo:font-weight="bold" officeooo:rsid="009d278b" style:font-weight-asian="bold" style:font-weight-complex="bold"/>
    </style:style>
    <style:style style:name="T24" style:family="text">
      <style:text-properties fo:font-weight="bold" officeooo:rsid="009e58ac" style:font-weight-asian="bold" style:font-weight-complex="bold"/>
    </style:style>
    <style:style style:name="T25" style:family="text">
      <style:text-properties fo:font-weight="bold" officeooo:rsid="009f72f8" style:font-weight-asian="bold" style:font-weight-complex="bold"/>
    </style:style>
    <style:style style:name="T26" style:family="text">
      <style:text-properties officeooo:rsid="0042a66f"/>
    </style:style>
    <style:style style:name="T27" style:family="text">
      <style:text-properties fo:font-weight="normal" officeooo:rsid="0042a66f" style:font-weight-asian="normal" style:font-weight-complex="normal"/>
    </style:style>
    <style:style style:name="T28" style:family="text">
      <style:text-properties fo:font-weight="normal" officeooo:rsid="005647aa" style:font-weight-asian="normal" style:font-weight-complex="normal"/>
    </style:style>
    <style:style style:name="T29" style:family="text">
      <style:text-properties fo:font-weight="normal" officeooo:rsid="007c3dba" style:font-weight-asian="normal" style:font-weight-complex="normal"/>
    </style:style>
    <style:style style:name="T30" style:family="text">
      <style:text-properties fo:font-weight="normal" officeooo:rsid="00401950" style:font-weight-asian="normal" style:font-weight-complex="normal"/>
    </style:style>
    <style:style style:name="T31" style:family="text">
      <style:text-properties fo:font-weight="normal" officeooo:rsid="00853683" style:font-weight-asian="normal" style:font-weight-complex="normal"/>
    </style:style>
    <style:style style:name="T32" style:family="text">
      <style:text-properties fo:font-weight="normal" officeooo:rsid="0087234d" style:font-weight-asian="normal" style:font-weight-complex="normal"/>
    </style:style>
    <style:style style:name="T33" style:family="text">
      <style:text-properties fo:font-weight="normal" officeooo:rsid="00886a77" style:font-weight-asian="normal" style:font-weight-complex="normal"/>
    </style:style>
    <style:style style:name="T34" style:family="text">
      <style:text-properties fo:font-weight="normal" officeooo:rsid="008951d5" style:font-weight-asian="normal" style:font-weight-complex="normal"/>
    </style:style>
    <style:style style:name="T35" style:family="text">
      <style:text-properties fo:font-weight="normal" officeooo:rsid="008a9e24" style:font-weight-asian="normal" style:font-weight-complex="normal"/>
    </style:style>
    <style:style style:name="T36" style:family="text">
      <style:text-properties fo:font-weight="normal" officeooo:rsid="008cb19b" style:font-weight-asian="normal" style:font-weight-complex="normal"/>
    </style:style>
    <style:style style:name="T37" style:family="text">
      <style:text-properties fo:font-weight="normal" officeooo:rsid="0097b566" style:font-weight-asian="normal" style:font-weight-complex="normal"/>
    </style:style>
    <style:style style:name="T38" style:family="text">
      <style:text-properties fo:font-weight="normal" officeooo:rsid="00948f95" style:font-weight-asian="normal" style:font-weight-complex="normal"/>
    </style:style>
    <style:style style:name="T39" style:family="text">
      <style:text-properties fo:font-weight="normal" officeooo:rsid="009923e0" style:font-weight-asian="normal" style:font-weight-complex="normal"/>
    </style:style>
    <style:style style:name="T40" style:family="text">
      <style:text-properties fo:font-weight="normal" officeooo:rsid="0099d468" style:font-weight-asian="normal" style:font-weight-complex="normal"/>
    </style:style>
    <style:style style:name="T41" style:family="text">
      <style:text-properties fo:font-weight="normal" officeooo:rsid="009d278b" style:font-weight-asian="normal" style:font-weight-complex="normal"/>
    </style:style>
    <style:style style:name="T42" style:family="text">
      <style:text-properties fo:font-weight="normal" officeooo:rsid="009e58ac" style:font-weight-asian="normal" style:font-weight-complex="normal"/>
    </style:style>
    <style:style style:name="T43" style:family="text">
      <style:text-properties fo:font-weight="normal" officeooo:rsid="009f72f8" style:font-weight-asian="normal" style:font-weight-complex="normal"/>
    </style:style>
    <style:style style:name="T44" style:family="text">
      <style:text-properties fo:font-weight="normal" officeooo:rsid="00a00227" style:font-weight-asian="normal" style:font-weight-complex="normal"/>
    </style:style>
    <style:style style:name="T45" style:family="text">
      <style:text-properties fo:font-weight="normal" officeooo:rsid="00a16080" style:font-weight-asian="normal" style:font-weight-complex="normal"/>
    </style:style>
    <style:style style:name="T46" style:family="text">
      <style:text-properties fo:font-weight="normal" officeooo:rsid="00a34f35" style:font-weight-asian="normal" style:font-weight-complex="normal"/>
    </style:style>
    <style:style style:name="T47" style:family="text">
      <style:text-properties officeooo:rsid="00432514"/>
    </style:style>
    <style:style style:name="T48" style:family="text">
      <style:text-properties officeooo:rsid="00442a51"/>
    </style:style>
    <style:style style:name="T49" style:family="text">
      <style:text-properties officeooo:rsid="00446eb9"/>
    </style:style>
    <style:style style:name="T50" style:family="text">
      <style:text-properties officeooo:rsid="00459d97"/>
    </style:style>
    <style:style style:name="T51" style:family="text">
      <style:text-properties officeooo:rsid="00479430"/>
    </style:style>
    <style:style style:name="T52" style:family="text">
      <style:text-properties officeooo:rsid="0047ce25"/>
    </style:style>
    <style:style style:name="T53" style:family="text">
      <style:text-properties officeooo:rsid="004f6e83"/>
    </style:style>
    <style:style style:name="T54" style:family="text">
      <style:text-properties officeooo:rsid="0051921d"/>
    </style:style>
    <style:style style:name="T55" style:family="text">
      <style:text-properties officeooo:rsid="005647aa"/>
    </style:style>
    <style:style style:name="T56" style:family="text">
      <style:text-properties officeooo:rsid="007c3dba"/>
    </style:style>
    <style:style style:name="T57" style:family="text">
      <style:text-properties officeooo:rsid="0087234d"/>
    </style:style>
    <style:style style:name="T58" style:family="text">
      <style:text-properties officeooo:rsid="009f72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Design</text:h>
      <text:h text:style-name="P6" text:outline-level="2">Concept</text:h>
      <text:p text:style-name="P2">The aim is to produce a fun, <text:span text:style-name="T48">interactive</text:span>, <text:span text:style-name="T47">immersive</text:span> text-based <text:span text:style-name="T1">role playing game</text:span><text:span text:style-name="T47"> inhabited by characters that </text:span><text:span text:style-name="T49">move </text:span><text:span text:style-name="T50">around</text:span><text:span text:style-name="T49"> and interact </text:span><text:span text:style-name="T51">witch each other</text:span><text:span text:style-name="T49"> as if they are living in </text:span><text:span text:style-name="T52">the world</text:span><text:span text:style-name="T49">.</text:span></text:p>
      <text:h text:style-name="P6" text:outline-level="2">Setting</text:h>
      <text:p text:style-name="P1">The game will be set in a medieval fantasy world.</text:p>
      <text:h text:style-name="Heading_20_1" text:outline-level="1">Game Structure</text:h>
      <text:h text:style-name="P7" text:outline-level="2">World</text:h>
      <text:p text:style-name="P4"><text:span text:style-name="T53">The world is divided in </text:span><text:span text:style-name="T14">zones</text:span><text:span text:style-name="T53"> in which all characters, including the player character reside.</text:span></text:p>
      <text:p text:style-name="P3">Each <text:span text:style-name="T9">zone</text:span> consists of one or multiple <text:span text:style-name="T9">areas</text:span> which the characters can travel between while residing in the zone.</text:p>
      <text:h text:style-name="Heading_20_2" text:outline-level="2"><text:span text:style-name="T2">Order</text:span> of Play</text:h>
      <text:p text:style-name="P10">The <text:span text:style-name="T2">game is played in </text:span><text:span text:style-name="T3">days which </text:span><text:span text:style-name="T54">time is</text:span><text:span text:style-name="T3"> </text:span><text:span text:style-name="T26">cycle</text:span><text:span text:style-name="T54">d</text:span><text:span text:style-name="T26"> through</text:span><text:span text:style-name="T3"> four </text:span><text:span text:style-name="T10">phases</text:span><text:span text:style-name="T3">: </text:span><text:span text:style-name="T4">Morning, </text:span><text:span text:style-name="T6">Afternoon</text:span><text:span text:style-name="T4">, </text:span><text:span text:style-name="T5">Evening</text:span><text:span text:style-name="T4">, Night. </text:span><text:span text:style-name="T7">During each phase, the player </text:span><text:span text:style-name="T55">(and all non-player characters)</text:span><text:span text:style-name="T7"> can </text:span><text:span text:style-name="T55">take do the following </text:span><text:span text:style-name="T15">actions</text:span><text:span text:style-name="T28">:</text:span></text:p>
      <text:p text:style-name="P12"><text:span text:style-name="T7">* </text:span><text:span text:style-name="T18">T</text:span><text:span text:style-name="T11">ravel</text:span><text:span text:style-name="T7"> to a </text:span><text:span text:style-name="T11">zone</text:span><text:span text:style-name="T7"> that neighbors the zone the player is currently residing in</text:span><text:span text:style-name="T8"> </text:span><text:span text:style-name="T57">(a</text:span><text:span text:style-name="T56">ssuming the character is in an </text:span><text:span text:style-name="T16">area</text:span><text:span text:style-name="T29"> in which traveling is enabled</text:span><text:span text:style-name="T32">).</text:span></text:p>
      <text:p text:style-name="P10">* <text:span text:style-name="T12">Move</text:span><text:span text:style-name="T27"> move an unlimited amount of times through the available </text:span><text:span text:style-name="T12">areas</text:span><text:span text:style-name="T27"> in the </text:span><text:span text:style-name="T12">zone</text:span><text:span text:style-name="T27">.</text:span></text:p>
      <text:p text:style-name="P11"><text:span text:style-name="T27">* </text:span><text:span text:style-name="T13">Interact</text:span><text:span text:style-name="T30"> </text:span><text:span text:style-name="T27">with objects or people in the </text:span><text:span text:style-name="T12">area</text:span><text:span text:style-name="T27"> that the player is currently residing in.</text:span></text:p>
      <text:p text:style-name="P11"><text:span text:style-name="T27">* </text:span><text:span text:style-name="T17">Wait</text:span><text:span text:style-name="T31">, </text:span><text:span text:style-name="T33">which means the character will not take any further actions for the current </text:span><text:span text:style-name="T19">phase</text:span><text:span text:style-name="T33">.</text:span></text:p>
      <text:p text:style-name="P13"><text:span text:style-name="T28">E</text:span><text:span text:style-name="T31">ach </text:span><text:span text:style-name="T34">time the player character does an </text:span><text:span text:style-name="T20">action</text:span><text:span text:style-name="T34">, all other characters may do an </text:span><text:span text:style-name="T20">action</text:span><text:span text:style-name="T34"> afterwards.</text:span></text:p>
      <text:p text:style-name="P13"><text:span text:style-name="T36">Once</text:span><text:span text:style-name="T35"> a character </text:span><text:span text:style-name="T21">Travels</text:span><text:span text:style-name="T35"> or does certain </text:span><text:span text:style-name="T45">i</text:span><text:span text:style-name="T21">nteractions</text:span><text:span text:style-name="T35"> the character </text:span><text:span text:style-name="T41">is considers</text:span><text:span text:style-name="T23"> spent</text:span><text:span text:style-name="T21">,</text:span><text:span text:style-name="T35"> </text:span><text:span text:style-name="T42">meaning </text:span><text:span text:style-name="T35">may do no further </text:span><text:span text:style-name="T21">actions</text:span><text:span text:style-name="T35"> for the phase.</text:span></text:p>
      <text:h text:style-name="Heading_20_2" text:outline-level="2">Interactions</text:h>
      <text:p text:style-name="P14"><text:span text:style-name="T28">T</text:span><text:span text:style-name="T38">hese are the following interactions a </text:span><text:span text:style-name="T37">character</text:span><text:span text:style-name="T38"> may </text:span><text:span text:style-name="T39">do</text:span><text:span text:style-name="T38">:</text:span></text:p>
      <text:p text:style-name="P13"><text:span text:style-name="T28">* </text:span><text:span text:style-name="T22">Engage</text:span><text:span text:style-name="T40"> a character that resides in the same </text:span><text:span text:style-name="T22">zone</text:span><text:span text:style-name="T40">. This represents a physical or non-physical battle between the two characters. </text:span><text:span text:style-name="T41">Both characters </text:span><text:span text:style-name="T43">become </text:span><text:span text:style-name="T25">spent</text:span><text:span text:style-name="T43"> following the battle, </text:span><text:span text:style-name="T44">regardless of outcome.</text:span></text:p>
      <text:p text:style-name="P13"><text:span text:style-name="T44"/></text:p>
      <text:h text:style-name="P8" text:outline-level="2"><text:soft-page-break/>Characters</text:h>
      <text:h text:style-name="P9" text:outline-level="3"/>
      <text:h text:style-name="Heading_20_2" text:outline-level="2">Objects</text:h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4-09T19:12:37.864000000</dc:date>
    <meta:editing-duration>PT3H45M56S</meta:editing-duration>
    <meta:editing-cycles>124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22" meta:word-count="272" meta:character-count="1619" meta:non-whitespace-character-count="1369"/>
  </office:meta>
</office:document-meta>
</file>